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c57bae_full_40_loss" table:style-name="ta1">
        <table:shapes>
          <draw:frame draw:z-index="0" draw:style-name="gr1" draw:text-style-name="P1" svg:width="8.2098in" svg:height="5.7724in" svg:x="3.1087in" svg:y="2.6768in">
            <draw:object draw:notify-on-update-of-ranges="3c57bae_full_40_loss.A2:3c57bae_full_40_loss.A11 3c57bae_full_40_loss.B1:3c57bae_full_40_loss.B1 3c57bae_full_40_loss.B2:3c57bae_full_40_loss.B11 3c57bae_full_40_loss.F1:3c57bae_full_40_loss.F1 3c57bae_full_40_loss.F2:3c57bae_full_40_loss.F11 3c57bae_full_40_loss.A2:3c57bae_full_40_loss.A11 3c57bae_full_40_loss.A2:3c57bae_full_40_loss.A11 3c57bae_full_40_loss.E1:3c57bae_full_40_loss.E1 3c57bae_full_40_loss.E2:3c57bae_full_40_loss.E11 3c57bae_full_40_loss.A2:3c57bae_full_40_loss.A11 3c57bae_full_40_loss.C1:3c57bae_full_40_loss.C1 3c57bae_full_40_loss.C2:3c57bae_full_40_loss.C11 3c57bae_full_40_loss.A2:3c57bae_full_40_loss.A11 3c57bae_full_40_loss.D1:3c57bae_full_40_loss.D1 3c57bae_full_40_loss.D2:3c57bae_full_40_loss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Full 40</text:p>
          </table:table-cell>
          <table:table-cell office:value-type="string" calcext:value-type="string">
            <text:p>Top 20</text:p>
          </table:table-cell>
          <table:table-cell office:value-type="string" calcext:value-type="string">
            <text:p>Top 10</text:p>
          </table:table-cell>
          <table:table-cell office:value-type="string" calcext:value-type="string">
            <text:p>Added feat</text:p>
          </table:table-cell>
          <table:table-cell office:value-type="string" calcext:value-type="string">
            <text:p>heat feat</text:p>
          </table:table-cell>
          <table:table-cell office:value-type="string" calcext:value-type="string">
            <text:p>restored_feats</text:p>
          </table:table-cell>
          <table:table-cell office:value-type="string" calcext:value-type="string">
            <text:p>lim recip density</text:p>
          </table:table-cell>
          <table:table-cell office:value-type="string" calcext:value-type="string">
            <text:p>cloud m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3726921081543" calcext:value-type="float">
            <text:p>0.643726921081543</text:p>
          </table:table-cell>
          <table:table-cell office:value-type="float" office:value="0.627023489773274" calcext:value-type="float">
            <text:p>0.627023489773274</text:p>
          </table:table-cell>
          <table:table-cell office:value-type="float" office:value="0.610724260658026" calcext:value-type="float">
            <text:p>0.610724260658026</text:p>
          </table:table-cell>
          <table:table-cell office:value-type="float" office:value="0.629650338739157" calcext:value-type="float">
            <text:p>0.629650338739157</text:p>
          </table:table-cell>
          <table:table-cell office:value-type="float" office:value="0.640742857009172" calcext:value-type="float">
            <text:p>0.640742857009172</text:p>
          </table:table-cell>
          <table:table-cell/>
          <table:table-cell office:value-type="float" office:value="0.640909799188375" calcext:value-type="float">
            <text:p>0.640909799188375</text:p>
          </table:table-cell>
          <table:table-cell office:value-type="float" office:value="0.646629285812378" calcext:value-type="float">
            <text:p>0.646629285812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924965769053" calcext:value-type="float">
            <text:p>0.557924965769053</text:p>
          </table:table-cell>
          <table:table-cell office:value-type="float" office:value="0.539552213251591" calcext:value-type="float">
            <text:p>0.539552213251591</text:p>
          </table:table-cell>
          <table:table-cell office:value-type="float" office:value="0.529779453575611" calcext:value-type="float">
            <text:p>0.529779453575611</text:p>
          </table:table-cell>
          <table:table-cell office:value-type="float" office:value="0.556860939413309" calcext:value-type="float">
            <text:p>0.556860939413309</text:p>
          </table:table-cell>
          <table:table-cell office:value-type="float" office:value="0.593866505473852" calcext:value-type="float">
            <text:p>0.593866505473852</text:p>
          </table:table-cell>
          <table:table-cell/>
          <table:table-cell office:value-type="float" office:value="0.577692823857069" calcext:value-type="float">
            <text:p>0.577692823857069</text:p>
          </table:table-cell>
          <table:table-cell office:value-type="float" office:value="0.584056171029806" calcext:value-type="float">
            <text:p>0.584056171029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140491515398" calcext:value-type="float">
            <text:p>0.51140491515398</text:p>
          </table:table-cell>
          <table:table-cell office:value-type="float" office:value="0.501954887062311" calcext:value-type="float">
            <text:p>0.501954887062311</text:p>
          </table:table-cell>
          <table:table-cell office:value-type="float" office:value="0.497088567912579" calcext:value-type="float">
            <text:p>0.497088567912579</text:p>
          </table:table-cell>
          <table:table-cell office:value-type="float" office:value="0.499775090068579" calcext:value-type="float">
            <text:p>0.499775090068579</text:p>
          </table:table-cell>
          <table:table-cell office:value-type="float" office:value="0.560655932873488" calcext:value-type="float">
            <text:p>0.560655932873488</text:p>
          </table:table-cell>
          <table:table-cell/>
          <table:table-cell office:value-type="float" office:value="0.515282483398914" calcext:value-type="float">
            <text:p>0.515282483398914</text:p>
          </table:table-cell>
          <table:table-cell office:value-type="float" office:value="0.522728312015534" calcext:value-type="float">
            <text:p>0.522728312015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1828799843788" calcext:value-type="float">
            <text:p>0.481828799843788</text:p>
          </table:table-cell>
          <table:table-cell office:value-type="float" office:value="0.474427215754986" calcext:value-type="float">
            <text:p>0.474427215754986</text:p>
          </table:table-cell>
          <table:table-cell office:value-type="float" office:value="0.475447099655867" calcext:value-type="float">
            <text:p>0.475447099655867</text:p>
          </table:table-cell>
          <table:table-cell office:value-type="float" office:value="0.467671966552734" calcext:value-type="float">
            <text:p>0.467671966552734</text:p>
          </table:table-cell>
          <table:table-cell office:value-type="float" office:value="0.538331022113562" calcext:value-type="float">
            <text:p>0.538331022113562</text:p>
          </table:table-cell>
          <table:table-cell office:value-type="float" office:value="0.478072790056467" calcext:value-type="float">
            <text:p>0.478072790056467</text:p>
          </table:table-cell>
          <table:table-cell office:value-type="float" office:value="0.483848021924496" calcext:value-type="float">
            <text:p>0.483848021924496</text:p>
          </table:table-cell>
          <table:table-cell office:value-type="float" office:value="0.481395521014929" calcext:value-type="float">
            <text:p>0.481395521014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3932134062052" calcext:value-type="float">
            <text:p>0.453932134062052</text:p>
          </table:table-cell>
          <table:table-cell office:value-type="float" office:value="0.455429314821959" calcext:value-type="float">
            <text:p>0.455429314821959</text:p>
          </table:table-cell>
          <table:table-cell office:value-type="float" office:value="0.452984239906073" calcext:value-type="float">
            <text:p>0.452984239906073</text:p>
          </table:table-cell>
          <table:table-cell office:value-type="float" office:value="0.444462313503027" calcext:value-type="float">
            <text:p>0.444462313503027</text:p>
          </table:table-cell>
          <table:table-cell office:value-type="float" office:value="0.525329338014126" calcext:value-type="float">
            <text:p>0.525329338014126</text:p>
          </table:table-cell>
          <table:table-cell office:value-type="float" office:value="0.452266621589661" calcext:value-type="float">
            <text:p>0.452266621589661</text:p>
          </table:table-cell>
          <table:table-cell office:value-type="float" office:value="0.4528499789536" calcext:value-type="float">
            <text:p>0.4528499789536</text:p>
          </table:table-cell>
          <table:table-cell office:value-type="float" office:value="0.453768339753151" calcext:value-type="float">
            <text:p>0.453768339753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6136546730995" calcext:value-type="float">
            <text:p>0.436136546730995</text:p>
          </table:table-cell>
          <table:table-cell office:value-type="float" office:value="0.442570628970861" calcext:value-type="float">
            <text:p>0.442570628970861</text:p>
          </table:table-cell>
          <table:table-cell office:value-type="float" office:value="0.441897239536047" calcext:value-type="float">
            <text:p>0.441897239536047</text:p>
          </table:table-cell>
          <table:table-cell office:value-type="float" office:value="0.43360965102911" calcext:value-type="float">
            <text:p>0.43360965102911</text:p>
          </table:table-cell>
          <table:table-cell office:value-type="float" office:value="0.515852294117212" calcext:value-type="float">
            <text:p>0.515852294117212</text:p>
          </table:table-cell>
          <table:table-cell office:value-type="float" office:value="0.436963424831629" calcext:value-type="float">
            <text:p>0.436963424831629</text:p>
          </table:table-cell>
          <table:table-cell office:value-type="float" office:value="0.439759050309658" calcext:value-type="float">
            <text:p>0.439759050309658</text:p>
          </table:table-cell>
          <table:table-cell office:value-type="float" office:value="0.443396529555321" calcext:value-type="float">
            <text:p>0.443396529555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7164630591869" calcext:value-type="float">
            <text:p>0.427164630591869</text:p>
          </table:table-cell>
          <table:table-cell office:value-type="float" office:value="0.429781732708216" calcext:value-type="float">
            <text:p>0.429781732708216</text:p>
          </table:table-cell>
          <table:table-cell office:value-type="float" office:value="0.430331251770258" calcext:value-type="float">
            <text:p>0.430331251770258</text:p>
          </table:table-cell>
          <table:table-cell office:value-type="float" office:value="0.424912284314632" calcext:value-type="float">
            <text:p>0.424912284314632</text:p>
          </table:table-cell>
          <table:table-cell office:value-type="float" office:value="0.504939044266939" calcext:value-type="float">
            <text:p>0.504939044266939</text:p>
          </table:table-cell>
          <table:table-cell office:value-type="float" office:value="0.423689259588718" calcext:value-type="float">
            <text:p>0.423689259588718</text:p>
          </table:table-cell>
          <table:table-cell office:value-type="float" office:value="0.433147742599249" calcext:value-type="float">
            <text:p>0.433147742599249</text:p>
          </table:table-cell>
          <table:table-cell office:value-type="float" office:value="0.434007020294666" calcext:value-type="float">
            <text:p>0.434007020294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9230544567108" calcext:value-type="float">
            <text:p>0.419230544567108</text:p>
          </table:table-cell>
          <table:table-cell office:value-type="float" office:value="0.42456716299057" calcext:value-type="float">
            <text:p>0.42456716299057</text:p>
          </table:table-cell>
          <table:table-cell office:value-type="float" office:value="0.432581765949726" calcext:value-type="float">
            <text:p>0.432581765949726</text:p>
          </table:table-cell>
          <table:table-cell office:value-type="float" office:value="0.411971519887447" calcext:value-type="float">
            <text:p>0.411971519887447</text:p>
          </table:table-cell>
          <table:table-cell office:value-type="float" office:value="0.496193486452103" calcext:value-type="float">
            <text:p>0.496193486452103</text:p>
          </table:table-cell>
          <table:table-cell office:value-type="float" office:value="0.414685280621052" calcext:value-type="float">
            <text:p>0.414685280621052</text:p>
          </table:table-cell>
          <table:table-cell office:value-type="float" office:value="0.416076322644949" calcext:value-type="float">
            <text:p>0.416076322644949</text:p>
          </table:table-cell>
          <table:table-cell office:value-type="float" office:value="0.418283236771822" calcext:value-type="float">
            <text:p>0.4182832367718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2567045539618" calcext:value-type="float">
            <text:p>0.412567045539618</text:p>
          </table:table-cell>
          <table:table-cell office:value-type="float" office:value="0.414012173563242" calcext:value-type="float">
            <text:p>0.414012173563242</text:p>
          </table:table-cell>
          <table:table-cell office:value-type="float" office:value="0.424244173616171" calcext:value-type="float">
            <text:p>0.424244173616171</text:p>
          </table:table-cell>
          <table:table-cell office:value-type="float" office:value="0.404085051640868" calcext:value-type="float">
            <text:p>0.404085051640868</text:p>
          </table:table-cell>
          <table:table-cell office:value-type="float" office:value="0.489841832965612" calcext:value-type="float">
            <text:p>0.489841832965612</text:p>
          </table:table-cell>
          <table:table-cell office:value-type="float" office:value="0.403970755264163" calcext:value-type="float">
            <text:p>0.403970755264163</text:p>
          </table:table-cell>
          <table:table-cell office:value-type="float" office:value="0.409132765978575" calcext:value-type="float">
            <text:p>0.409132765978575</text:p>
          </table:table-cell>
          <table:table-cell office:value-type="float" office:value="0.410178150236607" calcext:value-type="float">
            <text:p>0.4101781502366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416359230876" calcext:value-type="float">
            <text:p>0.40416359230876</text:p>
          </table:table-cell>
          <table:table-cell office:value-type="float" office:value="0.406465277448297" calcext:value-type="float">
            <text:p>0.406465277448297</text:p>
          </table:table-cell>
          <table:table-cell office:value-type="float" office:value="0.413781583309174" calcext:value-type="float">
            <text:p>0.413781583309174</text:p>
          </table:table-cell>
          <table:table-cell office:value-type="float" office:value="0.399014336615801" calcext:value-type="float">
            <text:p>0.399014336615801</text:p>
          </table:table-cell>
          <table:table-cell office:value-type="float" office:value="0.483992168307304" calcext:value-type="float">
            <text:p>0.483992168307304</text:p>
          </table:table-cell>
          <table:table-cell office:value-type="float" office:value="0.401789160072804" calcext:value-type="float">
            <text:p>0.401789160072804</text:p>
          </table:table-cell>
          <table:table-cell office:value-type="float" office:value="0.405036881193519" calcext:value-type="float">
            <text:p>0.405036881193519</text:p>
          </table:table-cell>
          <table:table-cell office:value-type="float" office:value="0.401325407624245" calcext:value-type="float">
            <text:p>0.401325407624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6:23:43.899632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2T19:59:31.560264717</dc:date>
    <meta:editing-duration>PT5H59M19S</meta:editing-duration>
    <meta:editing-cycles>6</meta:editing-cycles>
    <meta:generator>LibreOffice/24.2.3.2$Linux_X86_64 LibreOffice_project/420$Build-2</meta:generator>
    <meta:document-statistic meta:table-count="1" meta:cell-count="9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4cm" svg:height="14.663cm" xlink:href=".." xlink:type="simple" chart:class="chart:scatter" chart:column-mapping="1 5 4 2 3" chart:style-name="ch1">
        <chart:legend chart:legend-position="end" svg:x="17.87cm" svg:y="6.036cm" style:legend-expansion="high" chart:style-name="ch2"/>
        <chart:plot-area chart:style-name="ch3" table:cell-range-address="3c57bae_full_40_loss.A2:3c57bae_full_40_loss.D11 3c57bae_full_40_loss.B1:3c57bae_full_40_loss.D1 3c57bae_full_40_loss.E1:3c57bae_full_40_loss.F11" chart:data-source-has-labels="row" svg:x="0.417cm" svg:y="0.293cm" svg:width="17.036cm" svg:height="14.077cm">
          <chart:coordinate-region svg:x="1.329cm" svg:y="0.492cm" svg:width="15.937cm" svg:height="13.2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c57bae_full_40_loss.B2:3c57bae_full_40_loss.B11" chart:label-cell-address="3c57bae_full_40_loss.B1:3c57bae_full_40_loss.B1" chart:class="chart:scatter">
            <chart:domain table:cell-range-address="3c57bae_full_40_loss.A2:3c57bae_full_40_loss.A11"/>
            <chart:data-point chart:repeated="10"/>
          </chart:series>
          <chart:series chart:style-name="ch8" chart:values-cell-range-address="3c57bae_full_40_loss.F2:3c57bae_full_40_loss.F11" chart:label-cell-address="3c57bae_full_40_loss.F1:3c57bae_full_40_loss.F1" chart:class="chart:scatter">
            <chart:data-point chart:repeated="10"/>
          </chart:series>
          <chart:series chart:style-name="ch9" chart:values-cell-range-address="3c57bae_full_40_loss.E2:3c57bae_full_40_loss.E11" chart:label-cell-address="3c57bae_full_40_loss.E1:3c57bae_full_40_loss.E1" chart:class="chart:scatter">
            <chart:data-point chart:repeated="10"/>
          </chart:series>
          <chart:series chart:style-name="ch10" chart:values-cell-range-address="3c57bae_full_40_loss.C2:3c57bae_full_40_loss.C11" chart:label-cell-address="3c57bae_full_40_loss.C1:3c57bae_full_40_loss.C1" chart:class="chart:scatter">
            <chart:data-point chart:repeated="10"/>
          </chart:series>
          <chart:series chart:style-name="ch11" chart:values-cell-range-address="3c57bae_full_40_loss.D2:3c57bae_full_40_loss.D11" chart:label-cell-address="3c57bae_full_40_loss.D1:3c57bae_full_40_loss.D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ull 40</text:p>
                <draw:g>
                  <svg:desc>3c57bae_full_40_loss.B1:3c57bae_full_40_loss.B1</svg:desc>
                </draw:g>
              </table:table-cell>
              <table:table-cell office:value-type="string">
                <text:p>heat feat</text:p>
                <draw:g>
                  <svg:desc>3c57bae_full_40_loss.F1:3c57bae_full_40_loss.F1</svg:desc>
                </draw:g>
              </table:table-cell>
              <table:table-cell office:value-type="string">
                <text:p>Added feat</text:p>
                <draw:g>
                  <svg:desc>3c57bae_full_40_loss.E1:3c57bae_full_40_loss.E1</svg:desc>
                </draw:g>
              </table:table-cell>
              <table:table-cell office:value-type="string">
                <text:p>Top 20</text:p>
                <draw:g>
                  <svg:desc>3c57bae_full_40_loss.C1:3c57bae_full_40_loss.C1</svg:desc>
                </draw:g>
              </table:table-cell>
              <table:table-cell office:value-type="string">
                <text:p>Top 10</text:p>
                <draw:g>
                  <svg:desc>3c57bae_full_40_loss.D1:3c57bae_full_40_lo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3c57bae_full_40_loss.A2:3c57bae_full_40_loss.A11</svg:desc>
                </draw:g>
              </table:table-cell>
              <table:table-cell office:value-type="float" office:value="0.643726921081543">
                <text:p>0.643726921081543</text:p>
                <draw:g>
                  <svg:desc>3c57bae_full_40_loss.B2:3c57bae_full_40_loss.B11</svg:desc>
                </draw:g>
              </table:table-cell>
              <table:table-cell office:value-type="float" office:value="0.640742857009172">
                <text:p>0.640742857009172</text:p>
                <draw:g>
                  <svg:desc>3c57bae_full_40_loss.F2:3c57bae_full_40_loss.F11</svg:desc>
                </draw:g>
              </table:table-cell>
              <table:table-cell office:value-type="float" office:value="0.629650338739157">
                <text:p>0.629650338739157</text:p>
                <draw:g>
                  <svg:desc>3c57bae_full_40_loss.E2:3c57bae_full_40_loss.E11</svg:desc>
                </draw:g>
              </table:table-cell>
              <table:table-cell office:value-type="float" office:value="0.627023489773274">
                <text:p>0.627023489773274</text:p>
                <draw:g>
                  <svg:desc>3c57bae_full_40_loss.C2:3c57bae_full_40_loss.C11</svg:desc>
                </draw:g>
              </table:table-cell>
              <table:table-cell office:value-type="float" office:value="0.610724260658026">
                <text:p>0.610724260658026</text:p>
                <draw:g>
                  <svg:desc>3c57bae_full_40_loss.D2:3c57bae_full_40_loss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7924965769053">
                <text:p>0.557924965769053</text:p>
              </table:table-cell>
              <table:table-cell office:value-type="float" office:value="0.593866505473852">
                <text:p>0.593866505473852</text:p>
              </table:table-cell>
              <table:table-cell office:value-type="float" office:value="0.556860939413309">
                <text:p>0.556860939413309</text:p>
              </table:table-cell>
              <table:table-cell office:value-type="float" office:value="0.539552213251591">
                <text:p>0.539552213251591</text:p>
              </table:table-cell>
              <table:table-cell office:value-type="float" office:value="0.529779453575611">
                <text:p>0.529779453575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1140491515398">
                <text:p>0.51140491515398</text:p>
              </table:table-cell>
              <table:table-cell office:value-type="float" office:value="0.560655932873488">
                <text:p>0.560655932873488</text:p>
              </table:table-cell>
              <table:table-cell office:value-type="float" office:value="0.499775090068579">
                <text:p>0.499775090068579</text:p>
              </table:table-cell>
              <table:table-cell office:value-type="float" office:value="0.501954887062311">
                <text:p>0.501954887062311</text:p>
              </table:table-cell>
              <table:table-cell office:value-type="float" office:value="0.497088567912579">
                <text:p>0.497088567912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81828799843788">
                <text:p>0.481828799843788</text:p>
              </table:table-cell>
              <table:table-cell office:value-type="float" office:value="0.538331022113562">
                <text:p>0.538331022113562</text:p>
              </table:table-cell>
              <table:table-cell office:value-type="float" office:value="0.467671966552734">
                <text:p>0.467671966552734</text:p>
              </table:table-cell>
              <table:table-cell office:value-type="float" office:value="0.474427215754986">
                <text:p>0.474427215754986</text:p>
              </table:table-cell>
              <table:table-cell office:value-type="float" office:value="0.475447099655867">
                <text:p>0.475447099655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53932134062052">
                <text:p>0.453932134062052</text:p>
              </table:table-cell>
              <table:table-cell office:value-type="float" office:value="0.525329338014126">
                <text:p>0.525329338014126</text:p>
              </table:table-cell>
              <table:table-cell office:value-type="float" office:value="0.444462313503027">
                <text:p>0.444462313503027</text:p>
              </table:table-cell>
              <table:table-cell office:value-type="float" office:value="0.455429314821959">
                <text:p>0.455429314821959</text:p>
              </table:table-cell>
              <table:table-cell office:value-type="float" office:value="0.452984239906073">
                <text:p>0.452984239906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36136546730995">
                <text:p>0.436136546730995</text:p>
              </table:table-cell>
              <table:table-cell office:value-type="float" office:value="0.515852294117212">
                <text:p>0.515852294117212</text:p>
              </table:table-cell>
              <table:table-cell office:value-type="float" office:value="0.43360965102911">
                <text:p>0.43360965102911</text:p>
              </table:table-cell>
              <table:table-cell office:value-type="float" office:value="0.442570628970861">
                <text:p>0.442570628970861</text:p>
              </table:table-cell>
              <table:table-cell office:value-type="float" office:value="0.441897239536047">
                <text:p>0.441897239536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7164630591869">
                <text:p>0.427164630591869</text:p>
              </table:table-cell>
              <table:table-cell office:value-type="float" office:value="0.504939044266939">
                <text:p>0.504939044266939</text:p>
              </table:table-cell>
              <table:table-cell office:value-type="float" office:value="0.424912284314632">
                <text:p>0.424912284314632</text:p>
              </table:table-cell>
              <table:table-cell office:value-type="float" office:value="0.429781732708216">
                <text:p>0.429781732708216</text:p>
              </table:table-cell>
              <table:table-cell office:value-type="float" office:value="0.430331251770258">
                <text:p>0.430331251770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19230544567108">
                <text:p>0.419230544567108</text:p>
              </table:table-cell>
              <table:table-cell office:value-type="float" office:value="0.496193486452103">
                <text:p>0.496193486452103</text:p>
              </table:table-cell>
              <table:table-cell office:value-type="float" office:value="0.411971519887447">
                <text:p>0.411971519887447</text:p>
              </table:table-cell>
              <table:table-cell office:value-type="float" office:value="0.42456716299057">
                <text:p>0.42456716299057</text:p>
              </table:table-cell>
              <table:table-cell office:value-type="float" office:value="0.432581765949726">
                <text:p>0.432581765949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12567045539618">
                <text:p>0.412567045539618</text:p>
              </table:table-cell>
              <table:table-cell office:value-type="float" office:value="0.489841832965612">
                <text:p>0.489841832965612</text:p>
              </table:table-cell>
              <table:table-cell office:value-type="float" office:value="0.404085051640868">
                <text:p>0.404085051640868</text:p>
              </table:table-cell>
              <table:table-cell office:value-type="float" office:value="0.414012173563242">
                <text:p>0.414012173563242</text:p>
              </table:table-cell>
              <table:table-cell office:value-type="float" office:value="0.424244173616171">
                <text:p>0.424244173616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0416359230876">
                <text:p>0.40416359230876</text:p>
              </table:table-cell>
              <table:table-cell office:value-type="float" office:value="0.483992168307304">
                <text:p>0.483992168307304</text:p>
              </table:table-cell>
              <table:table-cell office:value-type="float" office:value="0.399014336615801">
                <text:p>0.399014336615801</text:p>
              </table:table-cell>
              <table:table-cell office:value-type="float" office:value="0.406465277448297">
                <text:p>0.406465277448297</text:p>
              </table:table-cell>
              <table:table-cell office:value-type="float" office:value="0.413781583309174">
                <text:p>0.413781583309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